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mimetype" manifest:media-type="text/plain"/>
  <manifest:file-entry manifest:full-path="content.xml" manifest:media-type="text/xml"/>
  <manifest:file-entry manifest:full-path="Object 13/content.xml" manifest:media-type="text/xml"/>
  <manifest:file-entry manifest:full-path="Object 11/content.xml" manifest:media-type="text/xml"/>
  <manifest:file-entry manifest:full-path="Object 14/content.xml" manifest:media-type="text/xml"/>
  <manifest:file-entry manifest:full-path="Object 12/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0/content.xml" manifest:media-type="text/xml"/>
  <manifest:file-entry manifest:full-path="Object 9/content.xml" manifest:media-type="text/xml"/>
  <manifest:file-entry manifest:full-path="Object 8/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7/content.xml" manifest:media-type="text/xml"/>
  <manifest:file-entry manifest:full-path="Object 6/content.xml" manifest:media-type="text/xml"/>
  <manifest:file-entry manifest:full-path="Object 5/content.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olo" style:master-page-name="MP0" style:family="paragraph">
      <style:paragraph-properties fo:break-before="page" fo:text-align="center"/>
    </style:style>
    <style:style style:name="P4" style:parent-style-name="Sottotitolo" style:family="paragraph">
      <style:paragraph-properties fo:text-align="center"/>
      <style:text-properties fo:font-variant="small-caps" fo:font-size="14pt" style:font-size-asian="14pt"/>
    </style:style>
    <style:style style:name="P5" style:parent-style-name="Normale" style:family="paragraph">
      <style:text-properties fo:font-variant="small-caps"/>
    </style:style>
    <style:style style:name="P6" style:parent-style-name="Sottotitolo" style:family="paragraph">
      <style:paragraph-properties fo:text-align="center"/>
      <style:text-properties fo:font-variant="small-caps"/>
    </style:style>
    <style:style style:name="P7" style:parent-style-name="Paragrafoelenco" style:family="paragraph">
      <style:text-properties style:text-underline-type="single" style:text-underline-style="solid" style:text-underline-width="auto" style:text-underline-mode="continuous"/>
    </style:style>
    <style:style style:name="P8" style:parent-style-name="Paragrafoelenco" style:family="paragraph"/>
    <style:style style:name="T9" style:parent-style-name="Car.predefinitoparagrafo" style:family="text">
      <style:text-properties style:text-underline-type="single" style:text-underline-style="solid" style:text-underline-width="auto" style:text-underline-mode="continuous"/>
    </style:style>
    <style:style style:name="T10" style:parent-style-name="Car.predefinitoparagrafo" style:family="text">
      <style:text-properties style:font-name-asian="Times New Roman"/>
    </style:style>
    <style:style style:name="T11" style:parent-style-name="Car.predefinitoparagrafo" style:family="text">
      <style:text-properties style:font-name-asian="Times New Roman"/>
    </style:style>
    <style:style style:name="T12" style:parent-style-name="Car.predefinitoparagrafo" style:family="text">
      <style:text-properties style:text-position="super 63.6%"/>
    </style:style>
    <style:style style:name="T13" style:parent-style-name="Car.predefinitoparagrafo" style:family="text">
      <style:text-properties style:font-name-asian="Times New Roman"/>
    </style:style>
    <style:style style:name="T14" style:parent-style-name="Car.predefinitoparagrafo" style:family="text">
      <style:text-properties style:font-name-asian="Times New Roman"/>
    </style:style>
    <style:style style:name="P15" style:parent-style-name="Paragrafoelenco" style:family="paragraph"/>
    <style:style style:name="P16" style:parent-style-name="Paragrafoelenco" style:family="paragraph"/>
    <style:style style:name="P17" style:parent-style-name="Normale" style:family="paragraph"/>
    <style:style style:name="P18" style:parent-style-name="Normale" style:family="paragraph"/>
    <style:style style:name="T19" style:parent-style-name="DefaultParagraphFont" style:family="text">
      <style:text-properties style:font-name="Courier New" style:font-name-complex="Courier New"/>
    </style:style>
    <style:style style:name="T20" style:parent-style-name="DefaultParagraphFont" style:family="text">
      <style:text-properties style:font-name="Courier New" style:font-name-complex="Courier New"/>
    </style:style>
    <style:style style:name="T21" style:parent-style-name="DefaultParagraphFont" style:family="text">
      <style:text-properties style:font-name-complex="Calibri"/>
    </style:style>
    <style:style style:name="T22" style:parent-style-name="DefaultParagraphFont" style:family="text">
      <style:text-properties style:font-name="Courier New" style:font-name-complex="Courier New"/>
    </style:style>
    <style:style style:name="T23" style:parent-style-name="DefaultParagraphFont" style:family="text">
      <style:text-properties style:font-name="Courier New" style:font-name-complex="Courier New"/>
    </style:style>
    <style:style style:name="T24" style:parent-style-name="DefaultParagraphFont" style:family="text">
      <style:text-properties style:font-name="Courier New" style:font-name-complex="Courier New"/>
    </style:style>
    <style:style style:name="T25" style:parent-style-name="DefaultParagraphFont" style:family="text">
      <style:text-properties style:font-name-complex="Calibri"/>
    </style:style>
    <style:style style:name="T26" style:parent-style-name="DefaultParagraphFont" style:family="text">
      <style:text-properties style:font-name-complex="Calibri"/>
    </style:style>
    <style:style style:name="T27" style:parent-style-name="DefaultParagraphFont" style:family="text">
      <style:text-properties style:font-name-complex="Calibri"/>
    </style:style>
    <style:style style:name="T28" style:parent-style-name="DefaultParagraphFont" style:family="text">
      <style:text-properties style:font-name-complex="Calibri"/>
    </style:style>
    <style:style style:name="T29" style:parent-style-name="DefaultParagraphFont" style:family="text">
      <style:text-properties style:font-name="Courier New" style:font-name-complex="Courier New"/>
    </style:style>
    <style:style style:name="T30" style:parent-style-name="DefaultParagraphFont" style:family="text">
      <style:text-properties style:font-name="Courier New" style:font-name-complex="Courier New"/>
    </style:style>
    <style:style style:name="T31" style:parent-style-name="DefaultParagraphFont" style:family="text">
      <style:text-properties style:font-name="Courier New" style:font-name-complex="Courier New"/>
    </style:style>
    <style:style style:name="T32" style:parent-style-name="DefaultParagraphFont" style:family="text">
      <style:text-properties style:font-name="Courier New" style:font-name-complex="Courier New"/>
    </style:style>
    <style:style style:name="T33" style:parent-style-name="DefaultParagraphFont" style:family="text">
      <style:text-properties style:font-name="Courier New" style:font-name-complex="Courier New"/>
    </style:style>
    <style:style style:name="T34" style:parent-style-name="DefaultParagraphFont" style:family="text">
      <style:text-properties style:font-name-complex="Calibri"/>
    </style:style>
    <style:style style:name="T35" style:parent-style-name="DefaultParagraphFont" style:family="text">
      <style:text-properties style:font-name="Courier New" style:font-name-complex="Courier New"/>
    </style:style>
    <style:style style:name="T36" style:parent-style-name="DefaultParagraphFont" style:family="text">
      <style:text-properties style:font-name-complex="Calibri"/>
    </style:style>
    <style:style style:name="T37" style:parent-style-name="DefaultParagraphFont" style:family="text">
      <style:text-properties style:font-name-complex="Calibri"/>
    </style:style>
    <style:style style:name="T38" style:parent-style-name="DefaultParagraphFont" style:family="text">
      <style:text-properties style:font-name-complex="Calibri"/>
    </style:style>
    <style:style style:name="T39" style:parent-style-name="DefaultParagraphFont" style:family="text">
      <style:text-properties style:font-name-complex="Calibri" style:text-position="super 63.6%"/>
    </style:style>
    <style:style style:name="T40" style:parent-style-name="DefaultParagraphFont" style:family="text">
      <style:text-properties style:font-name-complex="Calibri"/>
    </style:style>
    <style:style style:name="T41" style:parent-style-name="DefaultParagraphFont" style:family="text">
      <style:text-properties style:font-name-complex="Calibri"/>
    </style:style>
    <style:style style:name="T42" style:parent-style-name="DefaultParagraphFont" style:family="text">
      <style:text-properties style:font-name-complex="Calibri"/>
    </style:style>
    <style:style style:name="T43" style:parent-style-name="DefaultParagraphFont" style:family="text">
      <style:text-properties style:font-name-complex="Calibri"/>
    </style:style>
    <style:style style:name="T44" style:parent-style-name="DefaultParagraphFont" style:family="text">
      <style:text-properties style:font-name-complex="Calibri"/>
    </style:style>
    <style:style style:name="T45" style:parent-style-name="DefaultParagraphFont" style:family="text">
      <style:text-properties style:font-name-complex="Calibri"/>
    </style:style>
    <style:style style:name="T46" style:parent-style-name="DefaultParagraphFont" style:family="text">
      <style:text-properties style:font-name-complex="Calibri"/>
    </style:style>
    <style:style style:name="T47" style:parent-style-name="DefaultParagraphFont" style:family="text">
      <style:text-properties style:font-name-complex="Calibri"/>
    </style:style>
    <style:style style:name="T48" style:parent-style-name="DefaultParagraphFont" style:family="text">
      <style:text-properties style:font-name-complex="Calibri"/>
    </style:style>
    <style:style style:name="T49" style:parent-style-name="DefaultParagraphFont" style:family="text">
      <style:text-properties style:font-name-complex="Calibri"/>
    </style:style>
    <style:style style:name="T50" style:parent-style-name="DefaultParagraphFont" style:family="text">
      <style:text-properties style:font-name-complex="Calibri"/>
    </style:style>
    <style:style style:name="T51" style:parent-style-name="DefaultParagraphFont" style:family="text">
      <style:text-properties style:font-name-complex="Calibri"/>
    </style:style>
    <style:style style:name="T52" style:parent-style-name="DefaultParagraphFont" style:family="text">
      <style:text-properties style:font-name-complex="Calibri"/>
    </style:style>
    <style:style style:name="T53" style:parent-style-name="DefaultParagraphFont" style:family="text">
      <style:text-properties style:font-name-complex="Calibri"/>
    </style:style>
    <style:style style:name="T54" style:parent-style-name="DefaultParagraphFont" style:family="text">
      <style:text-properties style:font-name-complex="Calibri"/>
    </style:style>
    <style:style style:name="T55" style:parent-style-name="DefaultParagraphFont" style:family="text">
      <style:text-properties style:font-name-complex="Calibri"/>
    </style:style>
    <style:style style:name="T56" style:parent-style-name="DefaultParagraphFont" style:family="text">
      <style:text-properties style:font-name-complex="Calibri"/>
    </style:style>
    <style:style style:name="T57" style:parent-style-name="DefaultParagraphFont" style:family="text">
      <style:text-properties style:font-name-complex="Calibri"/>
    </style:style>
    <style:style style:name="T58" style:parent-style-name="DefaultParagraphFont" style:family="text">
      <style:text-properties style:font-name-complex="Calibri"/>
    </style:style>
    <style:style style:name="T59" style:parent-style-name="DefaultParagraphFont" style:family="text">
      <style:text-properties style:font-name-complex="Calibri"/>
    </style:style>
    <style:style style:name="T60" style:parent-style-name="DefaultParagraphFont" style:family="text">
      <style:text-properties style:font-name-complex="Calibri"/>
    </style:style>
    <style:style style:name="T61" style:parent-style-name="DefaultParagraphFont" style:family="text">
      <style:text-properties style:font-name-complex="Calibri"/>
    </style:style>
    <style:style style:name="T62" style:parent-style-name="DefaultParagraphFont" style:family="text">
      <style:text-properties style:font-name-complex="Calibri"/>
    </style:style>
    <style:style style:name="P63" style:parent-style-name="Normal" style:family="paragraph">
      <style:paragraph-properties fo:text-align="center"/>
    </style:style>
    <style:style style:name="P64" style:parent-style-name="Normal" style:family="paragraph">
      <style:text-properties style:font-name-complex="Calibri"/>
    </style:style>
    <style:style style:name="T65" style:parent-style-name="DefaultParagraphFont" style:family="text">
      <style:text-properties style:font-name-complex="Calibri"/>
    </style:style>
    <style:style style:name="T66" style:parent-style-name="DefaultParagraphFont" style:family="text">
      <style:text-properties style:font-name-complex="Calibri"/>
    </style:style>
    <style:style style:name="T67" style:parent-style-name="DefaultParagraphFont" style:family="text">
      <style:text-properties style:font-name-complex="Calibri"/>
    </style:style>
    <style:style style:name="T68" style:parent-style-name="DefaultParagraphFont" style:family="text">
      <style:text-properties style:font-name-complex="Calibri"/>
    </style:style>
    <style:style style:name="T69" style:parent-style-name="DefaultParagraphFont" style:family="text">
      <style:text-properties style:font-name-complex="Calibri"/>
    </style:style>
    <style:style style:name="T70" style:parent-style-name="DefaultParagraphFont" style:family="text">
      <style:text-properties style:font-name-complex="Calibri"/>
    </style:style>
    <style:style style:name="T71" style:parent-style-name="DefaultParagraphFont" style:family="text">
      <style:text-properties style:font-name-complex="Calibri"/>
    </style:style>
    <style:style style:name="T72" style:parent-style-name="DefaultParagraphFont" style:family="text">
      <style:text-properties style:font-name-complex="Calibri"/>
    </style:style>
    <style:style style:name="T73" style:parent-style-name="DefaultParagraphFont" style:family="text">
      <style:text-properties style:font-name-complex="Calibri"/>
    </style:style>
    <style:style style:name="T74" style:parent-style-name="DefaultParagraphFont" style:family="text">
      <style:text-properties style:font-name="Courier New" style:font-name-complex="Courier New"/>
    </style:style>
    <style:style style:name="T75" style:parent-style-name="DefaultParagraphFont" style:family="text">
      <style:text-properties style:font-name="Calibri" style:font-name-complex="Calibri"/>
    </style:style>
    <style:style style:name="T76" style:parent-style-name="DefaultParagraphFont" style:family="text">
      <style:text-properties style:font-name="Calibri" style:font-name-complex="Calibri"/>
    </style:style>
    <style:style style:name="T77" style:parent-style-name="DefaultParagraphFont" style:family="text">
      <style:text-properties style:font-name="Calibri" style:font-name-complex="Calibri"/>
    </style:style>
    <style:style style:name="T78" style:parent-style-name="DefaultParagraphFont" style:family="text">
      <style:text-properties style:font-name="Courier New" style:font-name-complex="Courier New"/>
    </style:style>
    <style:style style:name="T79" style:parent-style-name="DefaultParagraphFont" style:family="text">
      <style:text-properties style:font-name="Calibri" style:font-name-complex="Calibri"/>
    </style:style>
    <style:style style:name="T80" style:parent-style-name="DefaultParagraphFont" style:family="text">
      <style:text-properties style:font-name="Calibri" style:font-name-complex="Calibri"/>
    </style:style>
    <style:style style:name="T81" style:parent-style-name="DefaultParagraphFont" style:family="text">
      <style:text-properties style:font-name="Calibri" style:font-name-complex="Calibri"/>
    </style:style>
    <style:style style:name="T82" style:parent-style-name="DefaultParagraphFont" style:family="text">
      <style:text-properties style:font-name="Calibri" style:font-name-complex="Calibri"/>
    </style:style>
    <style:style style:name="T83" style:parent-style-name="DefaultParagraphFont" style:family="text">
      <style:text-properties style:font-name="Calibri" style:font-name-complex="Calibri"/>
    </style:style>
    <style:style style:name="T84" style:parent-style-name="DefaultParagraphFont" style:family="text">
      <style:text-properties style:font-name="Calibri" style:font-name-complex="Calibri"/>
    </style:style>
    <style:style style:name="T85" style:parent-style-name="DefaultParagraphFont" style:family="text">
      <style:text-properties style:font-name="Calibri" style:font-name-complex="Calibri"/>
    </style:style>
    <style:style style:name="T86" style:parent-style-name="DefaultParagraphFont" style:family="text">
      <style:text-properties style:font-name="Calibri" style:font-name-complex="Calibri"/>
    </style:style>
    <style:style style:name="T87" style:parent-style-name="DefaultParagraphFont" style:family="text">
      <style:text-properties style:font-name="Calibri" style:font-name-complex="Calibri"/>
    </style:style>
    <style:style style:name="T88" style:parent-style-name="DefaultParagraphFont" style:family="text">
      <style:text-properties style:font-name="Calibri" style:font-name-complex="Calibri"/>
    </style:style>
    <style:style style:name="T89" style:parent-style-name="DefaultParagraphFont" style:family="text">
      <style:text-properties style:font-name="Calibri" style:font-name-complex="Calibri"/>
    </style:style>
    <style:style style:name="T90" style:parent-style-name="DefaultParagraphFont" style:family="text">
      <style:text-properties style:font-name="Calibri" style:font-name-complex="Calibri"/>
    </style:style>
    <style:style style:name="T91" style:parent-style-name="DefaultParagraphFont" style:family="text">
      <style:text-properties style:font-name="Calibri" style:font-name-complex="Calibri"/>
    </style:style>
    <style:style style:name="T92" style:parent-style-name="DefaultParagraphFont" style:family="text">
      <style:text-properties style:font-name="Calibri" style:font-name-complex="Calibri"/>
    </style:style>
    <style:style style:name="T93" style:parent-style-name="DefaultParagraphFont" style:family="text">
      <style:text-properties style:font-name="Calibri" style:font-name-complex="Calibri"/>
    </style:style>
    <style:style style:name="T94" style:parent-style-name="DefaultParagraphFont" style:family="text">
      <style:text-properties style:font-name="Calibri" style:font-name-complex="Calibri"/>
    </style:style>
    <style:style style:name="T95" style:parent-style-name="DefaultParagraphFont" style:family="text">
      <style:text-properties style:font-name="Calibri" style:font-name-complex="Calibri"/>
    </style:style>
    <style:style style:name="T96" style:parent-style-name="DefaultParagraphFont" style:family="text">
      <style:text-properties style:font-name="Calibri" style:font-name-complex="Calibri"/>
    </style:style>
    <style:style style:name="T97" style:parent-style-name="DefaultParagraphFont" style:family="text">
      <style:text-properties style:font-name="Calibri" style:font-name-complex="Calibri"/>
    </style:style>
    <style:style style:name="T98" style:parent-style-name="DefaultParagraphFont" style:family="text">
      <style:text-properties style:font-name="Calibri" style:font-name-complex="Calibri"/>
    </style:style>
    <style:style style:name="T99" style:parent-style-name="DefaultParagraphFont" style:family="text">
      <style:text-properties style:font-name="Courier New" style:font-name-complex="Courier New"/>
    </style:style>
    <style:style style:name="T100" style:parent-style-name="DefaultParagraphFont" style:family="text">
      <style:text-properties style:font-name="Calibri" style:font-name-complex="Calibri"/>
    </style:style>
    <style:style style:name="T101" style:parent-style-name="DefaultParagraphFont" style:family="text">
      <style:text-properties style:font-name="Courier New" style:font-name-complex="Courier New"/>
    </style:style>
    <style:style style:name="T102" style:parent-style-name="DefaultParagraphFont" style:family="text">
      <style:text-properties style:font-name="Calibri" style:font-name-complex="Calibri"/>
    </style:style>
    <style:style style:name="P103" style:parent-style-name="Normal" style:family="paragraph">
      <style:text-properties style:font-name-complex="Calibri"/>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Project 1</text:p>
      <text:p text:style-name="Normale"/>
      <text:p text:style-name="P4">Calibrating Camera and Superimposing an Object on the Calibration Pattern</text:p>
      <text:p text:style-name="P5"/>
      <text:p text:style-name="P6">Domagoj Korais and Marco Zullich</text:p>
      <text:p text:style-name="Titolo1">Problem Statement</text:p>
      <text:p text:style-name="Normale">The problem may be split into two logical<text:s/>steps:</text:p>
      <text:list text:style-name="LFO1" text:continue-numbering="true">
        <text:list-item>
          <text:p text:style-name="P7">Camera calibration</text:p>
        </text:list-item>
      </text:list>
      <text:p text:style-name="Paragrafoelenco">Based upon a set of pictures from the same camera depicting a common coplanar calibration pattern, compute the intrinsic and extrinsic parameters of the camera and its pose from the correspondences between 3D coordinates of the pattern’s points of interest and the corresponding 2D coordinates of such points in the image reference frame.</text:p>
      <text:p text:style-name="Paragrafoelenco">The task is ran twice, first without, then with compensation for radial distortion.</text:p>
      <text:list text:style-name="LFO1" text:continue-numbering="true">
        <text:list-item>
          <text:p text:style-name="P8"><text:span text:style-name="T9">Superimposition of an object to the calibration plane</text:span></text:p>
        </text:list-item>
      </text:list>
      <text:p text:style-name="Paragrafoelenco">Now that<text:s/>the parameters are known, they can be used to project points and solids of arbitrary 3D coordinate into any of the previous calibration images.</text:p>
      <text:p text:style-name="Titolo1">Approach</text:p>
      <text:p text:style-name="Normale">Task 1 (camera calibration) is carried out using Zhang’s method for homography estimation. The calibration object is a white/black 2D checkerboard with 35 intersections (7 columns x 5 rows) stuck on a paperback cardboard. All checkers within the object are square.</text:p>
      <text:p text:style-name="Normale"><text:span text:style-name="Car.predefinitoparagrafo">As far as radial distortion is concerned, after the estimation of the homography and calculati</text:span><text:span text:style-name="Car.predefinitoparagrafo">on of the intrinsic (</text:span><draw:frame draw:style-name="a0" text:anchor-type="as-char" svg:x="0in" svg:y="0in" svg:width="0.11458in" svg:height="0.1875in" style:rel-width="scale" style:rel-height="scale"><draw:object xlink:href="Object 1/" xlink:type="simple" xlink:show="embed" xlink:actuate="onLoad"/></draw:frame><text:span text:style-name="T10">)<text:s/></text:span><text:span text:style-name="Car.predefinitoparagrafo">and extrinsic (</text:span><draw:frame draw:style-name="a1" text:anchor-type="as-char" svg:x="0in" svg:y="0in" svg:width="0.21875in" svg:height="0.1875in" style:rel-width="scale" style:rel-height="scale"><draw:object xlink:href="Object 2/" xlink:type="simple" xlink:show="embed" xlink:actuate="onLoad"/></draw:frame><text:span text:style-name="T11">)<text:s/></text:span><text:span text:style-name="Car.predefinitoparagrafo">parameters, we estimate distortion coefficients up to the 3</text:span><text:span text:style-name="T12">rd</text:span><text:span text:style-name="Car.predefinitoparagrafo"><text:s/>order, we compensate for it refining the 3D-2D correspondences between checkerboard intersections in real world and within the images and re-running Zhang</text:span><text:span text:style-name="Car.predefinitoparagrafo">’s procedure iteratively.</text:span></text:p>
      <text:p text:style-name="Normale"><text:span text:style-name="Car.predefinitoparagrafo">After obtaining<text:s/></text:span><draw:frame draw:style-name="a2" text:anchor-type="as-char" svg:x="0in" svg:y="0in" svg:width="0.39583in" svg:height="0.1875in" style:rel-width="scale" style:rel-height="scale"><draw:object xlink:href="Object 3/" xlink:type="simple" xlink:show="embed" xlink:actuate="onLoad"/></draw:frame><text:span text:style-name="T13">, we have a rule for transforming any point within the world’s reference frame (whose origin is fixed at the upper-left intersection of the checkerboard) into the 2D coordinates of any one of our calibration pictur</text:span><text:span text:style-name="T14">es, and hence we can superimpose any (virtual) object of our choice to our images, thus carrying out task 2.</text:span></text:p>
      <text:p text:style-name="Titolo1">Implementation</text:p>
      <text:p text:style-name="Normale">We opted in favor of implement our program in Python, using mainly two libraries:</text:p>
      <text:list text:style-name="LFO2" text:continue-numbering="true">
        <text:list-item>
          <text:p text:style-name="P15">OpenCV</text:p>
        </text:list-item>
        <text:list-item>
          <text:p text:style-name="P16">NumPy</text:p>
        </text:list-item>
      </text:list>
      <text:p text:style-name="Normale">The former in particular uses very<text:s/>efficient methods to quickly carry out some common computer vision and image processing tasks.</text:p>
      <text:p text:style-name="Normale"><text:span text:style-name="Car.predefinitoparagrafo">The code is contained within the folder "Scripts", which contains two Python libraries:</text:span></text:p>
      <text:list text:style-name="LFO2" text:continue-numbering="true">
        <text:list-item>
          <text:p text:style-name="P17"><text:span text:style-name="Car.predefinitoparagrafo">CameraCalibration.py is a library that encapsulates a number of methods c</text:span><text:span text:style-name="Car.predefinitoparagrafo">onstructed mainly over built-in OpenCV routines. It's designed to carry out task 1. Though specifically thought for this project, they can be easily reproduced on similar settings.</text:span></text:p>
        </text:list-item>
        <text:list-item>
          <text:p text:style-name="P18"><text:span text:style-name="Car.predefinitoparagrafo">drawingHelper.py is a library that contains only one method (draw_solid) an</text:span><text:span text:style-name="Car.predefinitoparagrafo">d is designed for task 2.</text:span></text:p>
        </text:list-item>
      </text:list>
      <text:soft-page-break/>
      <text:p text:style-name="Normale"><text:span text:style-name="Car.predefinitoparagrafo">The libraries are put in display within the IPython notebook "KoraisZullich_proj2.ipynb", in which the actual tasks of the project are carried out.</text:span></text:p>
      <text:h text:style-name="Heading3" text:outline-level="3"><text:span text:style-name="Car.predefinitoparagrafo">Code description</text:span></text:h>
      <text:p text:style-name="Normal">After importing all the images within the calibration folder, we<text:s/>first need to detect <text:s/>the checkerboard intersections within the picture and define the correspondences between points in world reference frame and image reference frame. This is done via the OpenCV method<text:s/><text:span text:style-name="T19">findChessboardCorners</text:span>, which returns a flag which indicates whether the specified patter was found, and a list containing the 2D coordinates of the intersections found within the image. 3D coordinates of such intersections are easily obtainable by setting the origin of the world reference frame to the upper-left corner of the checkerboard, taking the X and Y axis along the horizontal and vertical orientation of the checkerboard, such that the Z axis is perpendicular to it: so, all of the intersections have 3D coordinate equal to 0. Then, the unit of measurement is conveniently fixed at the distance from one intersection and the following one along either the X or Y axis. Doing so, we have computed the correspondences between 2D and 3D checkerboard intersections. A refinement to such correspondences is obtained by improving the location of the 2D points by means of OpenCV’s<text:s/><text:span text:style-name="T20">cornerSubPix</text:span><text:span text:style-name="T21">, which is applicable to corner detectors such as the one used by<text:s/></text:span><text:span text:style-name="T22">findChes</text:span><text:span text:style-name="T23">s</text:span><text:span text:style-name="T24">boardCorners</text:span><text:span text:style-name="T25">. The method uses considerations on the gradient along the edges near the corners to recti</text:span><text:span text:style-name="T26">fy the location of the corners at subpixel precision.</text:span><text:span text:style-name="T27"><text:s/>To visually check whether the<text:s/></text:span><text:span text:style-name="T28">algorithm correctly located the corners, we can show the images returned by our own method<text:s/></text:span><text:span text:style-name="T29">detectAndSaveChecke</text:span><text:span text:style-name="T30">r</text:span><text:span text:style-name="T31">boardI</text:span><text:span text:style-name="T32">n</text:span><text:span text:style-name="T33">List</text:span><text:span text:style-name="T34">.</text:span></text:p>
      <text:p text:style-name="Normal">After finding the correspondences, the next step is to calibrate the camera, thus getting the matrix<text:s/><draw:frame draw:style-name="a3" text:anchor-type="as-char" svg:x="0in" svg:y="0in" svg:width="0.11458in" svg:height="0.1875in" style:rel-width="scale" style:rel-height="scale"><draw:object xlink:href="Object 4/" xlink:type="simple" xlink:show="embed" xlink:actuate="onLoad"/></draw:frame><text:s/>containing the intrinsic parameters for the camera and the matrix<text:s/><draw:frame draw:style-name="a4" text:anchor-type="as-char" svg:x="0in" svg:y="0in" svg:width="0.32292in" svg:height="0.19792in" style:rel-width="scale" style:rel-height="scale"><draw:object xlink:href="Object 5/" xlink:type="simple" xlink:show="embed" xlink:actuate="onLoad"/></draw:frame><text:s/>representing the rigid transformation from the world to the camera reference frame. The first matrix is unique and is obtained from the collection of images previously imported, the transformation matrices are one for each image, since in every picture the checkerboard is positioned differently, hence we need each time a different transformation from world reference frame to image reference frame. To perform the calibration we use<text:s/><text:span text:style-name="T35">calibrateCamera</text:span><text:span text:style-name="T36"><text:s/>from OpenCV. The method estimates such quantities plus</text:span><text:span text:style-name="T37"><text:s/>it<text:s/></text:span><text:span text:style-name="T38">provides an estimate for distortion coefficients. Due to performance, we allowed a model with unknowns up to the 3</text:span><text:span text:style-name="T39">rd</text:span><text:span text:style-name="T40"><text:s/>order (</text:span><draw:frame draw:style-name="a5" text:anchor-type="as-char" svg:x="0in" svg:y="0in" svg:width="0.57292in" svg:height="0.19792in" style:rel-width="scale" style:rel-height="scale"><draw:object xlink:href="Object 6/" xlink:type="simple" xlink:show="embed" xlink:actuate="onLoad"/></draw:frame><text:span text:style-name="T41">). The model doesn’t vary much from the one showed in lecture no. 2.</text:span></text:p>
      <text:p text:style-name="Normal"><text:span text:style-name="T42">In addition to all those quantities, the method returns also an estimate for reprojection error, which is a</text:span><text:span text:style-name="T43">c</text:span><text:span text:style-name="T44">tually the quantity the algorithm minimizes during its iterations. Eventually an estimate for total reproje</text:span><text:span text:style-name="T45">c</text:span><text:span text:style-name="T46">tion error for the whole set of calibration images</text:span><text:span text:style-name="T47"><text:s/>is returned, though different from the one defined during lectures:</text:span><text:span text:style-name="T48">,</text:span><text:span text:style-name="T49"><text:s/>with<text:s/></text:span><draw:frame draw:style-name="a6" text:anchor-type="as-char" svg:x="0in" svg:y="0in" svg:width="0.33333in" svg:height="0.23958in" style:rel-width="scale" style:rel-height="scale"><draw:object xlink:href="Object 7/" xlink:type="simple" xlink:show="embed" xlink:actuate="onLoad"/></draw:frame><text:span text:style-name="T50"><text:s/>the<text:s/></text:span><draw:frame draw:style-name="a7" text:anchor-type="as-char" svg:x="0in" svg:y="0in" svg:width="0.45833in" svg:height="0.19792in" style:rel-width="scale" style:rel-height="scale"><draw:object xlink:href="Object 8/" xlink:type="simple" xlink:show="embed" xlink:actuate="onLoad"/></draw:frame><text:span text:style-name="T51"><text:s/>matrix containing the<text:s/></text:span><draw:frame draw:style-name="a8" text:anchor-type="as-char" svg:x="0in" svg:y="0in" svg:width="0.09375in" svg:height="0.1875in" style:rel-width="scale" style:rel-height="scale"><draw:object xlink:href="Object 9/" xlink:type="simple" xlink:show="embed" xlink:actuate="onLoad"/></draw:frame><text:span text:style-name="T52"><text:s/>reprojected points for the image<text:s/></text:span><draw:frame draw:style-name="a9" text:anchor-type="as-char" svg:x="0in" svg:y="0in" svg:width="0.0625in" svg:height="0.19792in" style:rel-width="scale" style:rel-height="scale"><draw:object xlink:href="Object 10/" xlink:type="simple" xlink:show="embed" xlink:actuate="onLoad"/></draw:frame><text:span text:style-name="T53">, and with<text:s/></text:span><draw:frame draw:style-name="a10" text:anchor-type="as-char" svg:x="0in" svg:y="0in" svg:width="0.27083in" svg:height="0.21875in" style:rel-width="scale" style:rel-height="scale"><draw:object xlink:href="Object 11/" xlink:type="simple" xlink:show="embed" xlink:actuate="onLoad"/></draw:frame><text:span text:style-name="T54"><text:s/>the matrix containing the real coordinates of such points,<text:s/></text:span><text:span text:style-name="T55"><text:s/>OpenCV defines the<text:s/></text:span><text:span text:style-name="T56">total<text:s/></text:span><text:span text:style-name="T57">reprojection er</text:span><text:span text:style-name="T58">ror for the set of i</text:span><text:span text:style-name="T59">m</text:span><text:span text:style-name="T60">ages<text:s/></text:span><draw:frame draw:style-name="a11" text:anchor-type="as-char" svg:x="0in" svg:y="0in" svg:width="0.59375in" svg:height="0.19792in" style:rel-width="scale" style:rel-height="scale"><draw:object xlink:href="Object 12/" xlink:type="simple" xlink:show="embed" xlink:actuate="onLoad"/></draw:frame><text:span text:style-name="T61"><text:s/>as</text:span><text:span text:style-name="T62">:</text:span></text:p>
      <text:p text:style-name="P63"><draw:frame draw:style-name="a12" text:anchor-type="as-char" svg:x="0in" svg:y="0in" svg:width="2.48958in" svg:height="0.58333in" style:rel-width="scale" style:rel-height="scale"><draw:object xlink:href="Object 13/" xlink:type="simple" xlink:show="embed" xlink:actuate="onLoad"/></draw:frame></text:p>
      <text:p text:style-name="P64">This is returned as a performance metric for the camera calibration procedure.</text:p>
      <text:p text:style-name="Normal"><text:span text:style-name="T65">We have defined another routine returning the calibration error as defined in lectures: by denoting with<text:s/></text:span><draw:frame draw:style-name="a13" text:anchor-type="as-char" svg:x="0in" svg:y="0in" svg:width="0.90625in" svg:height="0.27083in" style:rel-width="scale" style:rel-height="scale"><draw:object xlink:href="Object 14/" xlink:type="simple" xlink:show="embed" xlink:actuate="onLoad"/></draw:frame><text:span text:style-name="T66"><text:s/>the reprojection of the<text:s/></text:span><draw:frame draw:style-name="a14" text:anchor-type="as-char" svg:x="0in" svg:y="0in" svg:width="0.05208in" svg:height="0.1875in" style:rel-width="scale" style:rel-height="scale"><draw:object xlink:href="Object 15/" xlink:type="simple" xlink:show="embed" xlink:actuate="onLoad"/></draw:frame><text:span text:style-name="T67">-th checkerboard intersection of the<text:s/></text:span><draw:frame draw:style-name="a15" text:anchor-type="as-char" svg:x="0in" svg:y="0in" svg:width="0.0625in" svg:height="0.19792in" style:rel-width="scale" style:rel-height="scale"><draw:object xlink:href="Object 16/" xlink:type="simple" xlink:show="embed" xlink:actuate="onLoad"/></draw:frame><text:span text:style-name="T68">-th image, the total reproje</text:span><text:span text:style-name="T69">c</text:span><text:span text:style-name="T70">tion error for image<text:s/></text:span><draw:frame draw:style-name="a16" text:anchor-type="as-char" svg:x="0in" svg:y="0in" svg:width="0.0625in" svg:height="0.19792in" style:rel-width="scale" style:rel-height="scale"><draw:object xlink:href="Object 17/" xlink:type="simple" xlink:show="embed" xlink:actuate="onLoad"/></draw:frame><text:span text:style-name="T71"><text:s/>is<text:s/></text:span><draw:frame draw:style-name="a17" text:anchor-type="as-char" svg:x="0in" svg:y="0in" svg:width="3.10417in" svg:height="0.54167in" style:rel-width="scale" style:rel-height="scale"><draw:object xlink:href="Object 18/" xlink:type="simple" xlink:show="embed" xlink:actuate="onLoad"/></draw:frame><text:span text:style-name="T72">. We don’t define an aggregate for the whole image set, but just return a vector containing the metric for each calibration picture.</text:span></text:p>
      <text:p text:style-name="Normal"><text:span text:style-name="T73">The calibration is repeated twice within the code: the first time we force the<text:s/></text:span><text:span text:style-name="T74">calibrateCamera</text:span><text:span text:style-name="T75"><text:s/>not to estimate the distortion coefficents; the second time, instead, we<text:s/></text:span><text:span text:style-name="T76">let it estimate the distortion coefficients.</text:span></text:p>
      <text:soft-page-break/>
      <text:p text:style-name="Normal"><text:span text:style-name="T77">We then estimate the reprojection error for both results via OpenCV’s <text:s/></text:span><text:span text:style-name="T78">projectPoints</text:span><text:span text:style-name="T79"><text:s/>which, by inpu</text:span><text:span text:style-name="T80">t</text:span><text:span text:style-name="T81">ting a list of 3D points, we can project them onto an image of our choice. We choose to do it with the 3D coordinates of the checkerboard corners for the whole calibration image set, then computing reprojection error as aforementioned. To visualize the result of the calibration we plot the reprojected points corr</text:span><text:span text:style-name="T82">e</text:span><text:span text:style-name="T83">sponding to the checkerboard’s corners within one of the calibration images; we then provide the percen</text:span><text:span text:style-name="T84">t</text:span><text:span text:style-name="T85">age variation before and after considering radial distortion.</text:span></text:p>
      <text:p text:style-name="Normal"><text:span text:style-name="T86">Eventually, we provide the code for plotting three solids (cube, pyramid, cylinder)</text:span><text:span text:style-name="T87"><text:s/>over the calibration pa</text:span><text:span text:style-name="T88">t</text:span><text:span text:style-name="T89">tern in an image of user’s choice using</text:span><text:span text:style-name="T90"><text:s/>the coefficients obtained via camera calibration. Focusing on the la</text:span><text:span text:style-name="T91">t</text:span><text:span text:style-name="T92">ter one, given the origin (center) of the base, the radius and the height of the cylinder, we calculate 256 points of the base circle</text:span><text:span text:style-name="T93"><text:s/>(z-coordinate = 0)</text:span><text:span text:style-name="T94"><text:s/>at an angular step of<text:s/></text:span><text:span text:style-name="T95">, compute the points for the ceiling circle by<text:s/></text:span><text:span text:style-name="T96">offsetting the z-coordinate of the base circle by the specified height. We then project all of the o</text:span><text:span text:style-name="T97">b</text:span><text:span text:style-name="T98">tained points (base and ceiling) using OpenCV’s <text:s/></text:span><text:span text:style-name="T99">projectPoints</text:span><text:span text:style-name="T100"><text:s/>and draw the base and ceiling circle via<text:s/></text:span><text:span text:style-name="T101">drawContours</text:span><text:span text:style-name="T102">.</text:span><?opendocument cursor-position?></text:p>
      <text:p text:style-name="P103"/>
      <text:p text:style-name="Normal"/>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true"/>
    </style:style>
    <style:style style:name="Normal" style:display-name="Normal" style:family="paragraph">
      <style:text-properties fo:hyphenate="true"/>
    </style:style>
    <style:style style:name="DefaultParagraphFont" style:display-name="Default Paragraph Font" style:family="text"/>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e" style:display-name="Normale" style:family="paragraph">
      <style:paragraph-properties fo:margin-bottom="0.0416in"/>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alibri Light" style:font-name-asian="Times New Roman" style:font-name-complex="Times New Roman" fo:color="#2E74B5" fo:font-size="16pt" style:font-size-asian="16pt" style:font-size-complex="16pt"/>
    </style:style>
    <style:style style:name="Titolo" style:display-name="Titolo" style:family="paragraph" style:parent-style-name="Normale" style:next-style-name="Normale">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Calibri Light" style:font-name-asian="Times New Roman" style:font-name-complex="Times New Roman" fo:letter-spacing="-0.0069in" style:letter-kerning="true" fo:font-size="28pt" style:font-size-asian="28pt" style:font-size-complex="28pt"/>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Sottotitolo" style:display-name="Sottotitolo" style:family="paragraph" style:parent-style-name="Normale" style:next-style-name="Normale">
      <style:text-properties style:font-name-asian="Times New Roman" fo:color="#5A5A5A" fo:letter-spacing="0.0104in" fo:hyphenate="false"/>
    </style:style>
    <style:style style:name="SottotitoloCarattere" style:display-name="Sottotitolo Carattere" style:family="text" style:parent-style-name="Car.predefinitoparagrafo">
      <style:text-properties style:font-name-asian="Times New Roman" fo:color="#5A5A5A" fo:letter-spacing="0.0104in"/>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E74B5" fo:font-size="13pt" style:font-size-asian="13pt" style:font-size-complex="13pt"/>
    </style:style>
    <style:style style:name="Testosegnaposto" style:display-name="Testo segnaposto" style:family="text" style:parent-style-name="Car.predefinitoparagrafo">
      <style:text-properties fo:color="#808080"/>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name="WW_CharLFO2LVL1" style:family="text">
      <style:text-properties style:font-name="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paragraph-properties fo:text-align="justify"/>
    </style:style>
    <style:style style:name="P3" style:parent-style-name="Pièdipagina" style:family="paragraph">
      <style:paragraph-properties>
        <style:tab-stops>
          <style:tab-stop style:type="center" style:position="3.3465in"/>
        </style:tab-stops>
      </style:paragraph-properties>
    </style:style>
  </office:automatic-styles>
  <office:master-styles>
    <style:master-page style:name="MP0" style:page-layout-name="PL0">
      <style:header>
        <text:p text:style-name="P2">Computer Vision and Pattern Recognition<text:tab/>A.Y. 2018/’19<text:tab/>Data Science and Scientific Computing</text:p>
      </style:header>
      <style:footer>
        <text:p text:style-name="P3">D. Korais, M. Zullich<text:tab/><text:s/><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co Zullich</meta:initial-creator>
    <dc:creator>Windows User</dc:creator>
    <meta:creation-date>2019-01-11T12:48:00Z</meta:creation-date>
    <dc:date>2019-01-11T19:17:00Z</dc:date>
    <meta:template xlink:href="Normal.dotm" xlink:type="simple"/>
    <meta:editing-cycles>3</meta:editing-cycles>
    <meta:editing-duration>PT3900S</meta:editing-duration>
    <meta:document-statistic meta:page-count="3" meta:paragraph-count="15" meta:word-count="1172" meta:character-count="7844" meta:row-count="55" meta:non-whitespace-character-count="6687"/>
  </office:meta>
</office:document-meta>
</file>

<file path=Object 1/content.xml><?xml version="1.0" encoding="utf-8"?>
<mml:math xmlns:mml="http://www.w3.org/1998/Math/MathML" xmlns:m="http://schemas.openxmlformats.org/officeDocument/2006/math">
  <mml:mi>K</mml:mi>
</mml:math>
</file>

<file path=Object 10/content.xml><?xml version="1.0" encoding="utf-8"?>
<mml:math xmlns:mml="http://www.w3.org/1998/Math/MathML" xmlns:m="http://schemas.openxmlformats.org/officeDocument/2006/math">
  <mml:mi>j</mml:mi>
</mml:math>
</file>

<file path=Object 11/content.xml><?xml version="1.0" encoding="utf-8"?>
<mml:math xmlns:mml="http://www.w3.org/1998/Math/MathML" xmlns:m="http://schemas.openxmlformats.org/officeDocument/2006/math">
  <mml:msub>
    <mml:mrow>
      <mml:mi>M</mml:mi>
    </mml:mrow>
    <mml:mrow>
      <mml:mo>(</mml:mo>
      <mml:mi>j</mml:mi>
      <mml:mo>)</mml:mo>
    </mml:mrow>
  </mml:msub>
</mml:math>
</file>

<file path=Object 12/content.xml><?xml version="1.0" encoding="utf-8"?>
<mml:math xmlns:mml="http://www.w3.org/1998/Math/MathML" xmlns:m="http://schemas.openxmlformats.org/officeDocument/2006/math">
  <mml:mo>(</mml:mo>
  <mml:mn>1</mml:mn>
  <mml:mo>,</mml:mo>
  <mml:mo>…</mml:mo>
  <mml:mo>,</mml:mo>
  <mml:mi>m</mml:mi>
  <mml:mo>)</mml:mo>
</mml:math>
</file>

<file path=Object 13/content.xml><?xml version="1.0" encoding="utf-8"?>
<mml:math xmlns:mml="http://www.w3.org/1998/Math/MathML" xmlns:m="http://schemas.openxmlformats.org/officeDocument/2006/math">
  <mml:msub>
    <mml:mrow>
      <mml:mi>ε</mml:mi>
    </mml:mrow>
    <mml:mrow>
      <mml:mi>T</mml:mi>
      <mml:mi>O</mml:mi>
      <mml:mi>T</mml:mi>
    </mml:mrow>
  </mml:msub>
  <mml:mfenced separators="|">
    <mml:mrow>
      <mml:msub>
        <mml:mrow>
          <mml:mi>P</mml:mi>
        </mml:mrow>
        <mml:mrow>
          <mml:mn>1</mml:mn>
        </mml:mrow>
      </mml:msub>
      <mml:mo>,</mml:mo>
      <mml:mo>…</mml:mo>
      <mml:mo>,</mml:mo>
      <mml:msub>
        <mml:mrow>
          <mml:mi>P</mml:mi>
        </mml:mrow>
        <mml:mrow>
          <mml:mi>m</mml:mi>
        </mml:mrow>
      </mml:msub>
    </mml:mrow>
  </mml:mfenced>
  <mml:mo>=</mml:mo>
  <mml:mrow>
    <mml:munderover>
      <mml:mo stretchy="false">∑</mml:mo>
      <mml:mrow>
        <mml:mi>j</mml:mi>
        <mml:mo>=</mml:mo>
        <mml:mn>1</mml:mn>
      </mml:mrow>
      <mml:mrow>
        <mml:mi>m</mml:mi>
      </mml:mrow>
    </mml:munderover>
    <mml:mrow>
      <mml:mfrac>
        <mml:mrow>
          <mml:msub>
            <mml:mrow>
              <mml:mfenced open="‖" close="‖" separators="|">
                <mml:mrow>
                  <mml:msubsup>
                    <mml:mrow>
                      <mml:mi>M</mml:mi>
                    </mml:mrow>
                    <mml:mrow>
                      <mml:mfenced separators="|">
                        <mml:mrow>
                          <mml:mi>j</mml:mi>
                        </mml:mrow>
                      </mml:mfenced>
                    </mml:mrow>
                    <mml:mrow>
                      <mml:mi>r</mml:mi>
                      <mml:mi>e</mml:mi>
                      <mml:mi>p</mml:mi>
                    </mml:mrow>
                  </mml:msubsup>
                  <mml:mo>-</mml:mo>
                  <mml:msub>
                    <mml:mrow>
                      <mml:mi>M</mml:mi>
                    </mml:mrow>
                    <mml:mrow>
                      <mml:mfenced separators="|">
                        <mml:mrow>
                          <mml:mi>j</mml:mi>
                        </mml:mrow>
                      </mml:mfenced>
                    </mml:mrow>
                  </mml:msub>
                </mml:mrow>
              </mml:mfenced>
            </mml:mrow>
            <mml:mrow>
              <mml:mn>2</mml:mn>
            </mml:mrow>
          </mml:msub>
        </mml:mrow>
        <mml:mrow>
          <mml:mi>n</mml:mi>
        </mml:mrow>
      </mml:mfrac>
    </mml:mrow>
  </mml:mrow>
</mml:math>
</file>

<file path=Object 14/content.xml><?xml version="1.0" encoding="utf-8"?>
<mml:math xmlns:mml="http://www.w3.org/1998/Math/MathML" xmlns:m="http://schemas.openxmlformats.org/officeDocument/2006/math">
  <mml:mo>(</mml:mo>
  <mml:msubsup>
    <mml:mrow>
      <mml:mmultiscripts>
        <mml:mrow>
          <mml:mi>u</mml:mi>
        </mml:mrow>
        <mml:mprescripts/>
        <mml:mrow>
          <mml:mi>j</mml:mi>
        </mml:mrow>
        <mml:none/>
      </mml:mmultiscripts>
    </mml:mrow>
    <mml:mrow>
      <mml:mfenced separators="|">
        <mml:mrow>
          <mml:mi>i</mml:mi>
        </mml:mrow>
      </mml:mfenced>
    </mml:mrow>
    <mml:mrow>
      <mml:mi>'</mml:mi>
    </mml:mrow>
  </mml:msubsup>
  <mml:mo>,</mml:mo>
  <mml:mi> </mml:mi>
  <mml:msub>
    <mml:mrow>
      <mml:mmultiscripts>
        <mml:mrow>
          <mml:msup>
            <mml:mrow>
              <mml:mi>v</mml:mi>
            </mml:mrow>
            <mml:mrow>
              <mml:mi>'</mml:mi>
            </mml:mrow>
          </mml:msup>
        </mml:mrow>
        <mml:mprescripts/>
        <mml:mrow>
          <mml:mi>j</mml:mi>
        </mml:mrow>
        <mml:none/>
      </mml:mmultiscripts>
    </mml:mrow>
    <mml:mrow>
      <mml:mfenced separators="|">
        <mml:mrow>
          <mml:mi>i</mml:mi>
        </mml:mrow>
      </mml:mfenced>
    </mml:mrow>
  </mml:msub>
  <mml:mo>)</mml:mo>
</mml:math>
</file>

<file path=Object 15/content.xml><?xml version="1.0" encoding="utf-8"?>
<mml:math xmlns:mml="http://www.w3.org/1998/Math/MathML" xmlns:m="http://schemas.openxmlformats.org/officeDocument/2006/math">
  <mml:mi>i</mml:mi>
</mml:math>
</file>

<file path=Object 16/content.xml><?xml version="1.0" encoding="utf-8"?>
<mml:math xmlns:mml="http://www.w3.org/1998/Math/MathML" xmlns:m="http://schemas.openxmlformats.org/officeDocument/2006/math">
  <mml:mi>j</mml:mi>
</mml:math>
</file>

<file path=Object 17/content.xml><?xml version="1.0" encoding="utf-8"?>
<mml:math xmlns:mml="http://www.w3.org/1998/Math/MathML" xmlns:m="http://schemas.openxmlformats.org/officeDocument/2006/math">
  <mml:mi>j</mml:mi>
</mml:math>
</file>

<file path=Object 18/content.xml><?xml version="1.0" encoding="utf-8"?>
<mml:math xmlns:mml="http://www.w3.org/1998/Math/MathML" xmlns:m="http://schemas.openxmlformats.org/officeDocument/2006/math">
  <mml:mi>ε</mml:mi>
  <mml:mfenced separators="|">
    <mml:mrow>
      <mml:msub>
        <mml:mrow>
          <mml:mi>P</mml:mi>
        </mml:mrow>
        <mml:mrow>
          <mml:mi>j</mml:mi>
        </mml:mrow>
      </mml:msub>
    </mml:mrow>
  </mml:mfenced>
  <mml:mo>=</mml:mo>
  <mml:mi> </mml:mi>
  <mml:msup>
    <mml:mrow>
      <mml:mrow>
        <mml:munderover>
          <mml:mo stretchy="false">∑</mml:mo>
          <mml:mrow>
            <mml:mi>i</mml:mi>
            <mml:mo>=</mml:mo>
            <mml:mn>1</mml:mn>
          </mml:mrow>
          <mml:mrow>
            <mml:mi>n</mml:mi>
          </mml:mrow>
        </mml:munderover>
        <mml:mrow>
          <mml:mfenced separators="|">
            <mml:mrow>
              <mml:msubsup>
                <mml:mrow>
                  <mml:mmultiscripts>
                    <mml:mrow>
                      <mml:mi>u</mml:mi>
                    </mml:mrow>
                    <mml:mprescripts/>
                    <mml:mrow>
                      <mml:mi>j</mml:mi>
                    </mml:mrow>
                    <mml:none/>
                  </mml:mmultiscripts>
                </mml:mrow>
                <mml:mrow>
                  <mml:mfenced separators="|">
                    <mml:mrow>
                      <mml:mi>i</mml:mi>
                    </mml:mrow>
                  </mml:mfenced>
                </mml:mrow>
                <mml:mrow>
                  <mml:mi>'</mml:mi>
                </mml:mrow>
              </mml:msubsup>
              <mml:mo>-</mml:mo>
              <mml:msubsup>
                <mml:mrow>
                  <mml:mmultiscripts>
                    <mml:mrow>
                      <mml:mi>u</mml:mi>
                    </mml:mrow>
                    <mml:mprescripts/>
                    <mml:mrow>
                      <mml:mi>j</mml:mi>
                    </mml:mrow>
                    <mml:none/>
                  </mml:mmultiscripts>
                </mml:mrow>
                <mml:mrow>
                  <mml:mfenced separators="|">
                    <mml:mrow>
                      <mml:mi>i</mml:mi>
                    </mml:mrow>
                  </mml:mfenced>
                </mml:mrow>
                <mml:mrow/>
              </mml:msubsup>
            </mml:mrow>
          </mml:mfenced>
        </mml:mrow>
      </mml:mrow>
    </mml:mrow>
    <mml:mrow>
      <mml:mn>2</mml:mn>
    </mml:mrow>
  </mml:msup>
  <mml:mo>+</mml:mo>
  <mml:mi> </mml:mi>
  <mml:msup>
    <mml:mrow>
      <mml:mfenced separators="|">
        <mml:mrow>
          <mml:msubsup>
            <mml:mrow>
              <mml:mmultiscripts>
                <mml:mrow>
                  <mml:mi>v</mml:mi>
                </mml:mrow>
                <mml:mprescripts/>
                <mml:mrow>
                  <mml:mi>j</mml:mi>
                </mml:mrow>
                <mml:none/>
              </mml:mmultiscripts>
            </mml:mrow>
            <mml:mrow>
              <mml:mfenced separators="|">
                <mml:mrow>
                  <mml:mi>i</mml:mi>
                </mml:mrow>
              </mml:mfenced>
            </mml:mrow>
            <mml:mrow>
              <mml:mi>'</mml:mi>
            </mml:mrow>
          </mml:msubsup>
          <mml:mo>-</mml:mo>
          <mml:msubsup>
            <mml:mrow>
              <mml:mmultiscripts>
                <mml:mrow>
                  <mml:mi>v</mml:mi>
                </mml:mrow>
                <mml:mprescripts/>
                <mml:mrow>
                  <mml:mi>j</mml:mi>
                </mml:mrow>
                <mml:none/>
              </mml:mmultiscripts>
            </mml:mrow>
            <mml:mrow>
              <mml:mfenced separators="|">
                <mml:mrow>
                  <mml:mi>i</mml:mi>
                </mml:mrow>
              </mml:mfenced>
            </mml:mrow>
            <mml:mrow/>
          </mml:msubsup>
        </mml:mrow>
      </mml:mfenced>
    </mml:mrow>
    <mml:mrow>
      <mml:mn>2</mml:mn>
    </mml:mrow>
  </mml:msup>
</mml:math>
</file>

<file path=Object 2/content.xml><?xml version="1.0" encoding="utf-8"?>
<mml:math xmlns:mml="http://www.w3.org/1998/Math/MathML" xmlns:m="http://schemas.openxmlformats.org/officeDocument/2006/math">
  <mml:mi>R</mml:mi>
  <mml:mo>,</mml:mo>
  <mml:mi> </mml:mi>
  <mml:mi>t</mml:mi>
</mml:math>
</file>

<file path=Object 3/content.xml><?xml version="1.0" encoding="utf-8"?>
<mml:math xmlns:mml="http://www.w3.org/1998/Math/MathML" xmlns:m="http://schemas.openxmlformats.org/officeDocument/2006/math">
  <mml:mi>K</mml:mi>
  <mml:mo>,</mml:mo>
  <mml:mi> </mml:mi>
  <mml:mi>R</mml:mi>
  <mml:mo>,</mml:mo>
  <mml:mi> </mml:mi>
  <mml:mi>t</mml:mi>
</mml:math>
</file>

<file path=Object 4/content.xml><?xml version="1.0" encoding="utf-8"?>
<mml:math xmlns:mml="http://www.w3.org/1998/Math/MathML" xmlns:m="http://schemas.openxmlformats.org/officeDocument/2006/math">
  <mml:mi>K</mml:mi>
</mml:math>
</file>

<file path=Object 5/content.xml><?xml version="1.0" encoding="utf-8"?>
<mml:math xmlns:mml="http://www.w3.org/1998/Math/MathML" xmlns:m="http://schemas.openxmlformats.org/officeDocument/2006/math">
  <mml:mo>[</mml:mo>
  <mml:mi>R</mml:mi>
  <mml:mo>|</mml:mo>
  <mml:mi>t</mml:mi>
  <mml:mo>]</mml:mo>
</mml:math>
</file>

<file path=Object 6/content.xml><?xml version="1.0" encoding="utf-8"?>
<mml:math xmlns:mml="http://www.w3.org/1998/Math/MathML" xmlns:m="http://schemas.openxmlformats.org/officeDocument/2006/math">
  <mml:msub>
    <mml:mrow>
      <mml:mi>k</mml:mi>
    </mml:mrow>
    <mml:mrow>
      <mml:mn>1</mml:mn>
    </mml:mrow>
  </mml:msub>
  <mml:mo>,</mml:mo>
  <mml:mi> </mml:mi>
  <mml:msub>
    <mml:mrow>
      <mml:mi>k</mml:mi>
    </mml:mrow>
    <mml:mrow>
      <mml:mn>2</mml:mn>
    </mml:mrow>
  </mml:msub>
  <mml:mo>,</mml:mo>
  <mml:mi> </mml:mi>
  <mml:msub>
    <mml:mrow>
      <mml:mi>k</mml:mi>
    </mml:mrow>
    <mml:mrow>
      <mml:mn>3</mml:mn>
    </mml:mrow>
  </mml:msub>
</mml:math>
</file>

<file path=Object 7/content.xml><?xml version="1.0" encoding="utf-8"?>
<mml:math xmlns:mml="http://www.w3.org/1998/Math/MathML" xmlns:m="http://schemas.openxmlformats.org/officeDocument/2006/math">
  <mml:msubsup>
    <mml:mrow>
      <mml:mi>M</mml:mi>
    </mml:mrow>
    <mml:mrow>
      <mml:mo>(</mml:mo>
      <mml:mi>j</mml:mi>
      <mml:mo>)</mml:mo>
    </mml:mrow>
    <mml:mrow>
      <mml:mi>r</mml:mi>
      <mml:mi>e</mml:mi>
      <mml:mi>p</mml:mi>
    </mml:mrow>
  </mml:msubsup>
</mml:math>
</file>

<file path=Object 8/content.xml><?xml version="1.0" encoding="utf-8"?>
<mml:math xmlns:mml="http://www.w3.org/1998/Math/MathML" xmlns:m="http://schemas.openxmlformats.org/officeDocument/2006/math">
  <mml:mo>[</mml:mo>
  <mml:mi>n</mml:mi>
  <mml:mo>×</mml:mo>
  <mml:mn>2</mml:mn>
  <mml:mo>]</mml:mo>
</mml:math>
</file>

<file path=Object 9/content.xml><?xml version="1.0" encoding="utf-8"?>
<mml:math xmlns:mml="http://www.w3.org/1998/Math/MathML" xmlns:m="http://schemas.openxmlformats.org/officeDocument/2006/math">
  <mml:mi>n</mml:mi>
</mml:math>
</file>